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00a" officeooo:paragraph-rsid="0015800a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dbe0" officeooo:paragraph-rsid="0015dd51" style:font-size-asian="15pt" style:font-weight-asian="bold" style:font-size-complex="15pt" style:font-weight-complex="bold"/>
    </style:style>
    <style:style style:name="T1" style:family="text">
      <style:text-properties officeooo:rsid="0017dbe0"/>
    </style:style>
    <style:style style:name="T2" style:family="text">
      <style:text-properties officeooo:rsid="0015dd51"/>
    </style:style>
    <style:style style:name="T3" style:family="text">
      <style:text-properties officeooo:rsid="00170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Exercise 2.<text:span text:style-name="T2">2</text:span></text:p>
      <text:p text:style-name="P1">1. How long did you work on the exercise (in minutes or hours)</text:p>
      <text:p text:style-name="P1"><text:s/>2 hours</text:p>
      <text:p text:style-name="P1"/>
      <text:p text:style-name="P1">2. Describe the approach of your solution. Discuss aspects such as the network operations, error</text:p>
      <text:p text:style-name="P1">handling, overall design</text:p>
      <text:p text:style-name="P1"/>
      <text:p text:style-name="P1">Since I was in trouble with the first exercise of this module , the first thing I checked was to make sure that <text:s/>I was not behind a <text:s/>NAT. As the first exercise <text:span text:style-name="T1"><text:s/>I first tried to separate the string that the server sent me by putting each in their variable </text:span>and then use those single variable to feed getaddrinfo . Then from there I tried to test if the IP address is IPV4 or IPV6 then I sent the requirement as state in exercise <text:s/>using secondary socket </text:p>
      <text:p text:style-name="P1"/>
      <text:p text:style-name="P1">3. Did you have any failures or problems before successful solution? Discuss (your analysis) of the</text:p>
      <text:p text:style-name="P1">reasons of problems, and how you fixed them</text:p>
      <text:p text:style-name="P1"/>
      <text:p text:style-name="P1">I did not have many failure since the procedure was the same as the first exercise but I did have a problem such as I did not give a port number to the getaddrinfofunction and that was resulting by sending me invalid local address .</text:p>
      <text:p text:style-name="P1"/>
      <text:p text:style-name="P1"/>
      <text:p text:style-name="P1">4. Did you learn anything? (or did you know it already? or did you not understand what were you</text:p>
      <text:p text:style-name="P1">supposed to learn?)</text:p>
      <text:p text:style-name="P1"/>
      <text:p text:style-name="P1">As the first exercise I learnt how to <text:s/>identify IP versions and resolve a name to ip address. I did <text:s/>not know this thing before</text:p>
      <text:p text:style-name="P1"/>
      <text:p text:style-name="P1">5. Give feedback about exercise and related material. Is there something that could be improved?</text:p>
      <text:p text:style-name="P1">The material is really good and the example helps me to grab thing<text:span text:style-name="T3">s </text:span>eas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9:39.064181740</meta:creation-date>
    <dc:date>2016-02-05T19:27:54.204496729</dc:date>
    <meta:editing-duration>PT3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70" meta:character-count="1463" meta:non-whitespace-character-count="1190"/>
  </office:meta>
</office:document-meta>
</file>